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8a91" officeooo:paragraph-rsid="001c8a91"/>
    </style:style>
    <style:style style:name="P2" style:family="paragraph" style:parent-style-name="Standard">
      <style:paragraph-properties fo:text-align="start" style:justify-single-word="false"/>
      <style:text-properties officeooo:rsid="001c8a91" officeooo:paragraph-rsid="001c8a91"/>
    </style:style>
    <style:style style:name="P3" style:family="paragraph" style:parent-style-name="Text_20_body">
      <style:paragraph-properties fo:text-align="start" style:justify-single-word="false"/>
      <style:text-properties officeooo:paragraph-rsid="001c8a91"/>
    </style:style>
    <style:style style:name="T1" style:family="text">
      <style:text-properties fo:font-variant="normal" fo:text-transform="none" fo:color="#000000" style:font-name="ProximaNova" fo:font-size="13.5pt" fo:letter-spacing="normal" fo:font-style="normal"/>
    </style:style>
    <style:style style:name="T2" style:family="text">
      <style:text-properties fo:font-variant="normal" fo:text-transform="none" fo:color="#000000" style:font-name="ProximaNova" fo:font-size="13.5pt" fo:letter-spacing="normal" fo:font-style="normal" fo:font-weight="bold"/>
    </style:style>
    <style:style style:name="T3" style:family="text">
      <style:text-properties fo:font-variant="normal" fo:text-transform="none" fo:color="#000000" style:font-name="ProximaNova" fo:font-size="13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style:font-name="ProximaNova" fo:font-size="13.5pt" fo:letter-spacing="normal" fo:font-style="normal" fo:font-weight="normal"/>
    </style:style>
    <style:style style:name="T5" style:family="text">
      <style:text-properties fo:font-variant="normal" fo:text-transform="none" fo:color="#000000" style:font-name="ProximaNova" fo:font-size="13.5pt" fo:letter-spacing="normal" fo:font-style="normal" fo:font-weight="normal" style:font-weight-asian="normal" style:font-weight-complex="normal"/>
    </style:style>
    <style:style style:name="T6" style:family="text">
      <style:text-properties fo:font-variant="normal" fo:text-transform="none" fo:color="#000000" style:font-name="ProximaNova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style:font-name="ProximaNova" fo:font-size="12pt" fo:letter-spacing="normal" fo:font-style="normal" fo:font-weight="normal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c8a91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Sociologia</text:p>
      <text:p text:style-name="P1"/>
      <text:p text:style-name="P3"><text:span text:style-name="Strong_20_Emphasis"><text:span text:style-name="T10">Os educadores</text:span></text:span><text:span text:style-name="T10"> (professores, monitores e todos os demais profissionais da escola)</text:span><text:span text:style-name="Strong_20_Emphasis"><text:span text:style-name="T10"> e educandos</text:span></text:span><text:span text:style-name="T10"> (os alunos) </text:span><text:span text:style-name="Strong_20_Emphasis"><text:span text:style-name="T10">dependem uns dos outros na medida que </text:span></text:span><text:span text:style-name="T10">o trabalho do professor só pode ser realizado com a cooperação dos alunos e os alunos só podem ser plenamente educados com o auxílio dos professores, de modo que, sem uma das partes, a realidade escolar é totalmente esvaziada de sentido.</text:span><text:span text:style-name="T9">Deste modo, é necessário que os educadores adaptem seus materiais e metodologias às necessidades específicas dos educandos, enquanto que os educandos devem estar abertos a facilitar a tarefa educadora para atingir o seu objetivo.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" svg:font-family="ProximaNova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9T11:08:25.794418716</meta:creation-date>
    <dc:date>2020-11-19T11:09:34.882188783</dc:date>
    <meta:editing-duration>PT1M10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2" meta:word-count="99" meta:character-count="632" meta:non-whitespace-character-count="535"/>
  </office:meta>
</office:document-meta>
</file>